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Helvetica" fo:font-size="10.5pt" fo:letter-spacing="normal" fo:font-style="normal" fo:font-weight="normal" officeooo:rsid="00124ee8" officeooo:paragraph-rsid="00124ee8" style:font-size-asian="8.75pt" style:font-weight-asian="normal" style:font-size-complex="10pt" style:font-weight-complex="normal"/>
    </style:style>
    <style:style style:name="P2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bold"/>
    </style:style>
    <style:style style:name="P4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6" style:family="paragraph" style:parent-style-name="Preformatted_20_Text">
      <style:text-properties officeooo:rsid="0002fdfa" officeooo:paragraph-rsid="00124ee8"/>
    </style:style>
    <style:style style:name="P7" style:family="paragraph" style:parent-style-name="Preformatted_20_Text">
      <style:paragraph-properties fo:text-align="center" style:justify-single-word="false"/>
      <style:text-properties officeooo:rsid="0002fdfa" officeooo:paragraph-rsid="00124ee8"/>
    </style:style>
    <style:style style:name="P8" style:family="paragraph" style:parent-style-name="Preformatted_20_Text">
      <style:paragraph-properties fo:text-align="center" style:justify-single-word="false"/>
      <style:text-properties fo:font-size="13pt" fo:font-weight="bold" officeooo:rsid="0002fdfa" officeooo:paragraph-rsid="00124ee8" style:font-size-asian="13pt" style:font-weight-asian="bold" style:font-size-complex="13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weight="bold" officeooo:rsid="0002fdfa" officeooo:paragraph-rsid="00124ee8" style:font-weight-asian="bold" style:font-weight-complex="bold"/>
    </style:style>
    <style:style style:name="P10" style:family="paragraph" style:parent-style-name="Preformatted_20_Text">
      <style:text-properties fo:font-size="12pt" fo:font-weight="bold" officeooo:rsid="00124ee8" officeooo:paragraph-rsid="00124ee8" style:font-size-asian="10.5pt" style:font-weight-asian="bold" style:font-size-complex="12pt" style:font-weight-complex="bold"/>
    </style:style>
    <style:style style:name="P11" style:family="paragraph" style:parent-style-name="Preformatted_20_Text">
      <style:text-properties fo:font-size="12pt" fo:font-weight="bold" officeooo:rsid="00124ee8" officeooo:paragraph-rsid="00124ee8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0pt" fo:font-weight="normal" officeooo:rsid="00124ee8" officeooo:paragraph-rsid="00124ee8" style:font-size-asian="8.75pt" style:font-weight-asian="normal" style:font-size-complex="10pt" style:font-weight-complex="normal"/>
    </style:style>
    <style:style style:name="P13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/>
    </style:style>
    <style:style style:name="P14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/>
    </style:style>
    <style:style style:name="P1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 fo:font-weight="normal" officeooo:rsid="00124ee8" officeooo:paragraph-rsid="00124ee8" style:font-weight-asian="normal" style:font-weight-complex="normal"/>
    </style:style>
    <style:style style:name="P1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fo:font-weight="bold" officeooo:rsid="00124ee8" officeooo:paragraph-rsid="00124ee8" style:font-weight-asian="bold" style:font-weight-complex="bold"/>
    </style:style>
    <style:style style:name="P17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fo:font-weight="bold" officeooo:rsid="00154d42" officeooo:paragraph-rsid="00154d42" style:font-weight-asian="bold" style:font-weight-complex="bold"/>
    </style:style>
    <style:style style:name="P18" style:family="paragraph" style:parent-style-name="Preformatted_20_Text">
      <style:paragraph-properties fo:background-color="transparent">
        <style:background-image/>
      </style:paragraph-properties>
      <style:text-properties fo:color="#000000"/>
    </style:style>
    <style:style style:name="P19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/>
    </style:style>
    <style:style style:name="P20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officeooo:paragraph-rsid="00124ee8" fo:background-color="transparent"/>
    </style:style>
    <style:style style:name="P21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size="10pt" fo:font-weight="normal" officeooo:rsid="00124ee8" officeooo:paragraph-rsid="00124ee8" fo:background-color="transparent" style:font-size-asian="8.75pt" style:font-weight-asian="normal" style:font-size-complex="10pt" style:font-weight-complex="normal"/>
    </style:style>
    <style:style style:name="P22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style="italic"/>
    </style:style>
    <style:style style:name="P23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weight="bold" officeooo:rsid="00124ee8" officeooo:paragraph-rsid="00124ee8" fo:background-color="transparent" style:font-weight-asian="bold" style:font-weight-complex="bold"/>
    </style:style>
    <style:style style:name="P24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officeooo:paragraph-rsid="00124ee8"/>
    </style:style>
    <style:style style:name="P25" style:family="paragraph" style:parent-style-name="Preformatted_20_Text">
      <style:paragraph-properties fo:background-color="transparent">
        <style:background-image/>
      </style:paragraph-properties>
      <style:text-properties fo:color="#000000" fo:font-size="10pt" fo:font-weight="bold" officeooo:rsid="00124ee8" officeooo:paragraph-rsid="00124ee8" style:font-size-asian="8.75pt" style:font-weight-asian="bold" style:font-size-complex="10pt" style:font-weight-complex="bold"/>
    </style:style>
    <style:style style:name="P26" style:family="paragraph" style:parent-style-name="Preformatted_20_Text">
      <style:paragraph-properties fo:background-color="transparent">
        <style:background-image/>
      </style:paragraph-properties>
      <style:text-properties fo:color="#000000" officeooo:paragraph-rsid="00124ee8"/>
    </style:style>
    <style:style style:name="T1" style:family="text">
      <style:text-properties officeooo:rsid="00124ee8"/>
    </style:style>
    <style:style style:name="T2" style:family="text">
      <style:text-properties style:font-name="Source Code Pro"/>
    </style:style>
    <style:style style:name="T3" style:family="text">
      <style:text-properties style:font-name="Source Code Pro" fo:font-style="italic"/>
    </style:style>
    <style:style style:name="T4" style:family="text">
      <style:text-properties style:font-name="Source Code Pro" officeooo:rsid="00124ee8"/>
    </style:style>
    <style:style style:name="T5" style:family="text">
      <style:text-properties style:font-name="DejaVu Sans Mono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b3ee" style:font-weight-asian="normal" style:font-weight-complex="normal"/>
    </style:style>
    <style:style style:name="T8" style:family="text">
      <style:text-properties fo:font-weight="normal" officeooo:rsid="0017c36b" style:font-weight-asian="normal" style:font-weight-complex="normal"/>
    </style:style>
    <style:style style:name="T9" style:family="text">
      <style:text-properties fo:font-weight="normal" officeooo:rsid="001885eb" style:font-weight-asian="normal" style:font-weight-complex="normal"/>
    </style:style>
    <style:style style:name="T10" style:family="text">
      <style:text-properties officeooo:rsid="001400f4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анкт-Петербургский национальный исследовательский университет информационных технологий, механики и оптики</text:p>
      <text:p text:style-name="P7"/>
      <text:p text:style-name="P7">Кафедра Вычислительной техн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«Программирование интернет приложений»</text:p>
      <text:p text:style-name="P7"/>
      <text:p text:style-name="P7"/>
      <text:p text:style-name="P9">Лабораторная работа №<text:span text:style-name="T10">3</text:span></text:p>
      <text:p text:style-name="P9">Вариант: <text:span text:style-name="T10">1809</text:span></text:p>
      <text:p text:style-name="P7"/>
      <text:p text:style-name="P7"/>
      <text:p text:style-name="P7"/>
      <text:p text:style-name="P7"/>
      <text:p text:style-name="P7"/>
      <text:p text:style-name="P7"/>
      <text:p text:style-name="P6"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 <text:s text:c="5"/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Выполнил:</text:p>
      <text:p text:style-name="P6"><text:tab/><text:tab/><text:tab/><text:tab/><text:tab/><text:tab/><text:tab/><text:tab/><text:tab/><text:tab/><text:tab/>Пашнин А.Д.</text:p>
      <text:p text:style-name="P6"><text:tab/><text:tab/><text:tab/><text:tab/><text:tab/><text:tab/><text:tab/><text:tab/><text:tab/><text:tab/><text:tab/>группа P3217</text:p>
      <text:p text:style-name="P6"/>
      <text:p text:style-name="P6"><text:tab/><text:tab/><text:tab/><text:tab/><text:tab/><text:tab/><text:tab/><text:tab/><text:tab/><text:tab/><text:tab/>Преподаватель:</text:p>
      <text:p text:style-name="P6"><text:tab/><text:tab/><text:tab/><text:tab/><text:tab/><text:tab/><text:tab/><text:tab/><text:tab/><text:tab/><text:tab/>Гаврилов А.В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7"><text:s text:c="4"/>Санкт-Петербург</text:p>
      <text:p text:style-name="P6"><text:tab/></text:p>
      <text:p text:style-name="P6"/>
      <text:p text:style-name="P6"/>
      <text:p text:style-name="P6"><text:tab/> <text:s text:c="33"/>2015г.<text:tab/></text:p>
      <text:p text:style-name="P10"><text:soft-page-break/>Задание:</text:p>
      <text:p text:style-name="P1">Доработать программу из лабораторной работы №3 следующим образом. Реализовать приложение на базе Swing API, которое отображает на экране заданную область и заданные компоненты пользовательского интерфейса, с помощью которых вводятся данные о координатах точек и параметре R.</text:p>
      <text:p text:style-name="P2">При щелчке мышкой по графику должна отображаться точка, цвет которой зависит от попадания или непопадания в область, при этом компоненты графического интерфейса должны отображать значения координат точки. При задании значений координат точки и R на графике должна также отображаться точка соответствующего цвета.</text:p>
      <text:p text:style-name="P2">Согласно полученному варианту необходимо реализовать анимацию с использованием Java-потоков.</text:p>
      <text:p text:style-name="P3">Приложение должно использовать следующие элементы:</text:p>
      <text:list xml:id="list6915443173462548269" text:style-name="L1">
        <text:list-item>
          <text:p text:style-name="P4">Для задания координаты X использовать JComboBox.</text:p>
        </text:list-item>
        <text:list-item>
          <text:p text:style-name="P5">Для задания координаты У - JCheckBox.</text:p>
        </text:list-item>
        <text:list-item>
          <text:p text:style-name="P5">Для задания R - JSpinner.</text:p>
        </text:list-item>
        <text:list-item>
          <text:p text:style-name="P5">Для отображения координат установленной точки - JTextArea.</text:p>
        </text:list-item>
        <text:list-item>
          <text:p text:style-name="P5">Элементы необходимо группировать с использованием менеджера компоновки BorderLayout.</text:p>
        </text:list-item>
        <text:list-item>
          <text:p text:style-name="P5">В рамках групп необходимо использовать GridLayout .</text:p>
        </text:list-item>
        <text:list-item>
          <text:p text:style-name="P5">При изменении радиуса должна осуществляется перерисовка точек с пересчетом масштаба.</text:p>
        </text:list-item>
        <text:list-item>
          <text:p text:style-name="P5">При отрисовке области в качестве цвета фона использовать белый цвет.</text:p>
        </text:list-item>
        <text:list-item>
          <text:p text:style-name="P5">Для заливки области использовать темно-зеленый цвет.</text:p>
        </text:list-item>
      </text:list>
      <text:p text:style-name="P2">Приложение должно включать анимацию следующего вида: <text:line-break/>после установки размер точки должен циклически изменяться от R/10 до R/20 значения и обратно<text:line-break/>Условие запуска анимации: выход из области одной из точек при изменении радиуса.</text:p>
      <text:p text:style-name="P2">Многопоточность должна быть реализована с помощью реализации интерфейса Runnabl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1">Листинг программы:</text:p>
      <text:p text:style-name="P25"><text:s/>Классы описывающие точку, контур.</text:p>
      <text:p text:style-name="P20"><text:s text:c="7"/>import javax.swing.*;</text:p>
      <text:p text:style-name="P18"><text:s text:c="4"/><text:span text:style-name="T2">import java.awt.*;</text:span></text:p>
      <text:p text:style-name="P18"><text:s text:c="4"/><text:span text:style-name="T2">import java.text.DecimalFormat;</text:span></text:p>
      <text:p text:style-name="P18"><text:s text:c="4"/><text:span text:style-name="T2">import java.text.NumberFormat;</text:span></text:p>
      <text:p text:style-name="P18"><text:s text:c="4"/><text:span text:style-name="T2">import java.util.*;</text:span></text:p>
      <text:p text:style-name="P18"><text:s text:c="4"/><text:span text:style-name="T3">/**</text:span></text:p>
      <text:p text:style-name="P18"><text:s text:c="5"/><text:span text:style-name="T3">* Created by panikun on 26.10.15.</text:span></text:p>
      <text:p text:style-name="P18"><text:s text:c="5"/><text:span text:style-name="T3">*/</text:span></text:p>
      <text:p text:style-name="P18"><text:s text:c="4"/><text:span text:style-name="T2">public class Task3 extends Thread{</text:span></text:p>
      <text:p text:style-name="P18"><text:s text:c="8"/><text:span text:style-name="T2">public static final Color </text:span><text:span text:style-name="T3">BACKGROUND_COLOR </text:span><text:span text:style-name="T2">= Color.</text:span><text:span text:style-name="T3">WHITE</text:span><text:span text:style-name="T2">;</text:span></text:p>
      <text:p text:style-name="P18"><text:s text:c="8"/><text:span text:style-name="T2">public static final Color </text:span><text:span text:style-name="T3">AXIS_COLOR </text:span><text:span text:style-name="T2">= Color.</text:span><text:span text:style-name="T3">BLACK</text:span><text:span text:style-name="T2">;</text:span></text:p>
      <text:p text:style-name="P18"><text:s text:c="8"/><text:span text:style-name="T2">public static final Color </text:span><text:span text:style-name="T3">KONTUR_COLOR </text:span><text:span text:style-name="T2">= new Color(0x006400);</text:span></text:p>
      <text:p text:style-name="P18"><text:s text:c="8"/><text:span text:style-name="T2">public static final int </text:span><text:span text:style-name="T3">POINT_RADIUS </text:span><text:span text:style-name="T2">= 4;</text:span></text:p>
      <text:p text:style-name="P18"><text:s text:c="8"/><text:span text:style-name="T2">public static void main(String[] args){</text:span></text:p>
      <text:p text:style-name="P18"><text:s text:c="16"/><text:span text:style-name="T2">SwingUtilities.</text:span><text:span text:style-name="T3">invokeLater</text:span><text:span text:style-name="T2">(new Task3());</text:span></text:p>
      <text:p text:style-name="P18"><text:s text:c="12"/><text:span text:style-name="T2">}</text:span></text:p>
      <text:p text:style-name="P18"><text:s text:c="12"/><text:span text:style-name="T2">@Override</text:span></text:p>
      <text:p text:style-name="P18"><text:s text:c="12"/><text:span text:style-name="T2">public void run() {</text:span></text:p>
      <text:p text:style-name="P18"><text:s text:c="16"/><text:span text:style-name="T2">new Window();</text:span></text:p>
      <text:p text:style-name="P18"><text:s text:c="8"/><text:span text:style-name="T2">}</text:span></text:p>
      <text:p text:style-name="P18"><text:s text:c="4"/><text:span text:style-name="T2">}</text:span></text:p>
      <text:p text:style-name="P18"><text:s text:c="4"/><text:span text:style-name="T2">class Ponto extends JComponent implements Comparable{</text:span></text:p>
      <text:p text:style-name="P18"><text:s text:c="8"/><text:span text:style-name="T2">double X;</text:span></text:p>
      <text:p text:style-name="P18"><text:s text:c="8"/><text:span text:style-name="T2">double Y;</text:span></text:p>
      <text:p text:style-name="P18"><text:s text:c="8"/><text:span text:style-name="T2">int realX;</text:span></text:p>
      <text:p text:style-name="P18"><text:s text:c="8"/><text:span text:style-name="T2">int realY;</text:span></text:p>
      <text:p text:style-name="P18"><text:s text:c="8"/><text:span text:style-name="T2">int radius;</text:span></text:p>
      <text:p text:style-name="P18"><text:s text:c="8"/><text:span text:style-name="T2">Color color;</text:span></text:p>
      <text:p text:style-name="P18"><text:s text:c="8"/><text:span text:style-name="T2">JTextArea textArea;</text:span></text:p>
      <text:p text:style-name="P18"><text:s text:c="8"/><text:span text:style-name="T2">boolean isInKontur;</text:span></text:p>
      <text:p text:style-name="P18"><text:s text:c="8"/><text:span text:style-name="T2">Thread animation;</text:span></text:p>
      <text:p text:style-name="P18"><text:s text:c="8"/><text:span text:style-name="T2">Ponto(double x, double y, int rx, int ry, JTextArea textArea){</text:span></text:p>
      <text:p text:style-name="P18"><text:s text:c="12"/><text:span text:style-name="T2">this.radius= Task3.</text:span><text:span text:style-name="T3">POINT_RADIUS</text:span><text:span text:style-name="T2">;</text:span></text:p>
      <text:p text:style-name="P18"><text:s text:c="12"/><text:span text:style-name="T2">this.Y=y;</text:span></text:p>
      <text:p text:style-name="P18"><text:s text:c="12"/><text:span text:style-name="T2">this.X=x;</text:span></text:p>
      <text:p text:style-name="P18"><text:s text:c="12"/><text:span text:style-name="T2">this.realX = rx;</text:span></text:p>
      <text:p text:style-name="P18"><text:s text:c="12"/><text:span text:style-name="T2">this.realY = ry;</text:span></text:p>
      <text:p text:style-name="P18"><text:s text:c="12"/><text:span text:style-name="T2">this.textArea = textArea;</text:span></text:p>
      <text:p text:style-name="P18"><text:s text:c="12"/><text:span text:style-name="T2">this.textArea.setText(this.toString());</text:span></text:p>
      <text:p text:style-name="P18"><text:s text:c="8"/><text:span text:style-name="T2">}</text:span></text:p>
      <text:p text:style-name="P18"><text:s text:c="8"/><text:span text:style-name="T2">public void recalculation(double R, double scale, int xCenter,int yCenter){</text:span></text:p>
      <text:p text:style-name="P18"><text:s text:c="12"/><text:span text:style-name="T2">int rX = xCenter+(int)((this.X*scale*20)/R);</text:span></text:p>
      <text:p text:style-name="P18"><text:s text:c="12"/><text:span text:style-name="T2">int rY = yCenter-(int)((this.Y*scale*20)/R);</text:span></text:p>
      <text:p text:style-name="P18"><text:s text:c="12"/><text:span text:style-name="T2">if (rX&lt;0 || rY&lt;0){this.setVisible(false);this.textArea.setVisible(false); return;}</text:span></text:p>
      <text:p text:style-name="P18"><text:s text:c="12"/><text:span text:style-name="T2">if (rX&gt;xCenter*2 || rY&gt;yCenter*2){this.setVisible(false);this.textArea.setVisible(false); return;}</text:span></text:p>
      <text:p text:style-name="P18"><text:s text:c="12"/><text:span text:style-name="T2">this.realX=rX;</text:span></text:p>
      <text:p text:style-name="P18"><text:s text:c="12"/><text:span text:style-name="T2">this.realY=rY;</text:span></text:p>
      <text:p text:style-name="P18"><text:s text:c="12"/><text:span text:style-name="T2">this.setVisible(true);</text:span></text:p>
      <text:p text:style-name="P18"><text:s text:c="12"/><text:span text:style-name="T2">this.textArea.setVisible(true);</text:span></text:p>
      <text:p text:style-name="P18"><text:s text:c="8"/><text:span text:style-name="T2">}</text:span></text:p>
      <text:p text:style-name="P18"><text:s text:c="8"/><text:span text:style-name="T2">public int compareTo(Object obj){</text:span></text:p>
      <text:p text:style-name="P18"><text:s text:c="12"/><text:span text:style-name="T2">Ponto tmp = (Ponto)obj;</text:span></text:p>
      <text:p text:style-name="P18"><text:s text:c="12"/><text:span text:style-name="T2">return (int)((this.X*this.X+this.Y*this.Y)-(tmp.X*tmp.X+tmp.Y*tmp.Y));</text:span></text:p>
      <text:p text:style-name="P18"><text:s text:c="8"/><text:span text:style-name="T2">}</text:span></text:p>
      <text:p text:style-name="P18"><text:s text:c="8"/><text:span text:style-name="T2">public void setBlueColor(){this.color = Color.</text:span><text:span text:style-name="T3">BLUE</text:span><text:span text:style-name="T2">;}</text:span></text:p>
      <text:p text:style-name="P18"><text:soft-page-break/><text:s text:c="8"/><text:span text:style-name="T2">public void setRedColor(){this.color = Color.</text:span><text:span text:style-name="T3">RED</text:span><text:span text:style-name="T2">;}</text:span></text:p>
      <text:p text:style-name="P18"><text:s text:c="8"/><text:span text:style-name="T2">public void setRadius(int radius){</text:span></text:p>
      <text:p text:style-name="P18"><text:s text:c="12"/><text:span text:style-name="T2">this.radius=radius;</text:span></text:p>
      <text:p text:style-name="P18"><text:s text:c="8"/><text:span text:style-name="T2">}</text:span></text:p>
      <text:p text:style-name="P18"><text:s text:c="8"/><text:span text:style-name="T2">@Override</text:span></text:p>
      <text:p text:style-name="P18"><text:s text:c="8"/><text:span text:style-name="T2">protected void paintComponent(Graphics g){</text:span></text:p>
      <text:p text:style-name="P18"><text:s text:c="12"/><text:span text:style-name="T2">g.setColor(color);</text:span></text:p>
      <text:p text:style-name="P18"><text:s text:c="12"/><text:span text:style-name="T2">this.setBounds(realX - this.radius / 2, realY - this.radius / 2, this.radius, this.radius);</text:span></text:p>
      <text:p text:style-name="P18"><text:s text:c="12"/><text:span text:style-name="T2">this.textArea.setBounds(realX - this.radius, realY - this.radius, 70, 20);</text:span></text:p>
      <text:p text:style-name="P18"><text:s text:c="12"/><text:span text:style-name="T2">g.fillOval(this.getWidth() / 2 - radius / 2, this.getHeight() / 2 - radius / 2,</text:span></text:p>
      <text:p text:style-name="P18"><text:s text:c="20"/><text:span text:style-name="T2">radius, radius);</text:span></text:p>
      <text:p text:style-name="P18"><text:s text:c="8"/><text:span text:style-name="T2">}</text:span></text:p>
      <text:p text:style-name="P18"><text:s text:c="4"/><text:span text:style-name="T2">@Override</text:span></text:p>
      <text:p text:style-name="P18"><text:s text:c="4"/><text:span text:style-name="T2">public String toString(){</text:span></text:p>
      <text:p text:style-name="P18"><text:s text:c="8"/><text:span text:style-name="T2">NumberFormat formatter = new DecimalFormat("#0.00");</text:span></text:p>
      <text:p text:style-name="P18"><text:s text:c="8"/><text:span text:style-name="T2">return ("{"+ formatter.format(this.X)+", "+formatter.format(this.Y)+"}");</text:span></text:p>
      <text:p text:style-name="P18"><text:s text:c="4"/><text:span text:style-name="T2">}</text:span></text:p>
      <text:p text:style-name="P18"><text:s text:c="4"/><text:span text:style-name="T2">@Override</text:span></text:p>
      <text:p text:style-name="P18"><text:s text:c="4"/><text:span text:style-name="T2">public boolean equals(Object obj) {</text:span></text:p>
      <text:p text:style-name="P18"><text:s text:c="8"/><text:span text:style-name="T2">Ponto tmp = null;</text:span></text:p>
      <text:p text:style-name="P18"><text:s text:c="8"/><text:span text:style-name="T2">try{</text:span></text:p>
      <text:p text:style-name="P18"><text:s text:c="12"/><text:span text:style-name="T2">tmp = (Ponto)obj;</text:span></text:p>
      <text:p text:style-name="P18"><text:s text:c="8"/><text:span text:style-name="T2">}</text:span></text:p>
      <text:p text:style-name="P18"><text:s text:c="8"/><text:span text:style-name="T2">catch (ClassCastException e){</text:span></text:p>
      <text:p text:style-name="P18"><text:s text:c="12"/><text:span text:style-name="T2">return false;</text:span></text:p>
      <text:p text:style-name="P18"><text:s text:c="8"/><text:span text:style-name="T2">}</text:span></text:p>
      <text:p text:style-name="P18"><text:s text:c="8"/><text:span text:style-name="T2">if (tmp==null){</text:span></text:p>
      <text:p text:style-name="P18"><text:s text:c="12"/><text:span text:style-name="T2">return false;</text:span></text:p>
      <text:p text:style-name="P18"><text:s text:c="8"/><text:span text:style-name="T2">}</text:span></text:p>
      <text:p text:style-name="P18"><text:s text:c="8"/><text:span text:style-name="T2">if (this.X==tmp.X &amp;&amp; this.Y==tmp.Y){</text:span></text:p>
      <text:p text:style-name="P18"><text:s text:c="12"/><text:span text:style-name="T2">return true;</text:span></text:p>
      <text:p text:style-name="P18"><text:s text:c="8"/><text:span text:style-name="T2">}</text:span></text:p>
      <text:p text:style-name="P18"><text:s text:c="8"/><text:span text:style-name="T2">return false;</text:span></text:p>
      <text:p text:style-name="P18"><text:s text:c="4"/><text:span text:style-name="T2">}</text:span></text:p>
      <text:p text:style-name="P19">}</text:p>
      <text:p text:style-name="P19">class Kontur{</text:p>
      <text:p text:style-name="P18"><text:s text:c="4"/><text:span text:style-name="T2">double R;</text:span></text:p>
      <text:p text:style-name="P18"><text:s text:c="4"/><text:span text:style-name="T2">Kontur(double r) {</text:span></text:p>
      <text:p text:style-name="P18"><text:s text:c="8"/><text:span text:style-name="T2">this.R = r;</text:span></text:p>
      <text:p text:style-name="P18"><text:s text:c="4"/><text:span text:style-name="T2">}</text:span></text:p>
      <text:p text:style-name="P18"><text:s text:c="4"/><text:span text:style-name="T2">public boolean isInKontur(Ponto point){</text:span></text:p>
      <text:p text:style-name="P18"><text:s text:c="8"/><text:span text:style-name="T2">if (Math.</text:span><text:span text:style-name="T3">abs</text:span><text:span text:style-name="T2">(point.Y)&gt;R) {</text:span></text:p>
      <text:p text:style-name="P18"><text:s text:c="12"/><text:span text:style-name="T2">return false;</text:span></text:p>
      <text:p text:style-name="P18"><text:s text:c="8"/><text:span text:style-name="T2">}</text:span></text:p>
      <text:p text:style-name="P18"><text:s text:c="8"/><text:span text:style-name="T2">//</text:span><text:span text:style-name="T5">Попадание в первую четверть</text:span></text:p>
      <text:p text:style-name="P18"><text:s text:c="8"/><text:span text:style-name="T2">if (point.Y&gt;=0 &amp;&amp; point.X&gt;=0 &amp;&amp; point.Y&lt;=(this.R-point.X)) {</text:span></text:p>
      <text:p text:style-name="P18"><text:s text:c="12"/><text:span text:style-name="T2">return true;</text:span></text:p>
      <text:p text:style-name="P18"><text:s text:c="8"/><text:span text:style-name="T2">}</text:span></text:p>
      <text:p text:style-name="P18"><text:s text:c="8"/><text:span text:style-name="T2">//</text:span><text:span text:style-name="T5">Попадание в четвертую четверть</text:span></text:p>
      <text:p text:style-name="P18"><text:s text:c="8"/><text:span text:style-name="T2">if (point.Y&lt;=0 &amp;&amp; point.X&gt;=0 &amp;&amp; Math.</text:span><text:span text:style-name="T3">sqrt</text:span><text:span text:style-name="T2">(point.X*point.X+point.Y*point.Y)&lt;=this.R) {</text:span></text:p>
      <text:p text:style-name="P18"><text:s text:c="12"/><text:span text:style-name="T2">return true;</text:span></text:p>
      <text:p text:style-name="P18"><text:s text:c="8"/><text:span text:style-name="T2">}</text:span></text:p>
      <text:p text:style-name="P18"><text:s text:c="8"/><text:span text:style-name="T2">//</text:span><text:span text:style-name="T5">Попадание в третью четверть</text:span></text:p>
      <text:p text:style-name="P18"><text:s text:c="8"/><text:span text:style-name="T2">if (point.Y&lt;=0 &amp;&amp; point.X&lt;=0 &amp;&amp; point.Y&gt;=(-this.R) &amp;&amp; point.X&gt;=(-this.R/2)) {</text:span></text:p>
      <text:p text:style-name="P18"><text:s text:c="12"/><text:span text:style-name="T2">return true;</text:span></text:p>
      <text:p text:style-name="P18"><text:s text:c="8"/><text:span text:style-name="T2">}</text:span></text:p>
      <text:p text:style-name="P18"><text:s text:c="8"/><text:span text:style-name="T2">return false;</text:span></text:p>
      <text:p text:style-name="P18"><text:soft-page-break/><text:s text:c="4"/><text:span text:style-name="T2">}</text:span></text:p>
      <text:p text:style-name="P18"><text:s text:c="4"/><text:span text:style-name="T2">public void setRadius(double rad){</text:span></text:p>
      <text:p text:style-name="P18"><text:s text:c="8"/><text:span text:style-name="T2">this.R = rad;</text:span></text:p>
      <text:p text:style-name="P18"><text:s text:c="4"/><text:span text:style-name="T2">}</text:span></text:p>
      <text:p text:style-name="P14">}</text:p>
      <text:p text:style-name="P23">Класс главного окна</text:p>
      <text:p text:style-name="P21">import javax.swing.*;</text:p>
      <text:p text:style-name="P19">import java.awt.*;</text:p>
      <text:p text:style-name="P18"/>
      <text:p text:style-name="P19">class Window extends <text:span text:style-name="T1">JFrame</text:span> {</text:p>
      <text:p text:style-name="P18"><text:s text:c="4"/><text:span text:style-name="T2">Window(){</text:span></text:p>
      <text:p text:style-name="P26"><text:s text:c="8"/><text:span text:style-name="T2">this.setDefaultCloseOperation</text:span><text:span text:style-name="T4">(JFrame</text:span><text:span text:style-name="T2">.</text:span><text:span text:style-name="T3">EXIT_ON_CLOSE</text:span><text:span text:style-name="T2">);</text:span></text:p>
      <text:p text:style-name="P18"><text:s text:c="8"/><text:span text:style-name="T2">this.setResizable(true);</text:span></text:p>
      <text:p text:style-name="P18"><text:s text:c="8"/><text:span text:style-name="T2">this.setLayout(new BorderLayout());</text:span></text:p>
      <text:p text:style-name="P18"><text:s text:c="8"/><text:span text:style-name="T2">this.setSize(1024, 768);</text:span></text:p>
      <text:p text:style-name="P18"><text:s text:c="8"/><text:span text:style-name="T2">this.setMinimumSize(new Dimension(240, 240));</text:span></text:p>
      <text:p text:style-name="P18"><text:s text:c="8"/><text:span text:style-name="T2">this.setResizable(false);</text:span></text:p>
      <text:p text:style-name="P18"><text:s text:c="8"/><text:span text:style-name="T2">Graphic graphic = new Graphic();</text:span></text:p>
      <text:p text:style-name="P18"><text:s text:c="8"/><text:span text:style-name="T2">this.add(graphic);</text:span></text:p>
      <text:p text:style-name="P18"><text:s text:c="8"/><text:span text:style-name="T2">Tools toolsPanel = new Tools(graphic);</text:span></text:p>
      <text:p text:style-name="P18"><text:s text:c="8"/><text:span text:style-name="T2">this.add(toolsPanel, BorderLayout.</text:span><text:span text:style-name="T3">SOUTH</text:span><text:span text:style-name="T2">);</text:span></text:p>
      <text:p text:style-name="P18"><text:s text:c="8"/><text:span text:style-name="T2">this.setVisible(true);</text:span></text:p>
      <text:p text:style-name="P18"><text:s text:c="4"/><text:span text:style-name="T2">}</text:span></text:p>
      <text:p text:style-name="P13"><text:span text:style-name="T2">}</text:span></text:p>
      <text:p text:style-name="P16">Класс, описывающий панель инструментов</text:p>
      <text:p text:style-name="P15">import javax.swing.*;</text:p>
      <text:p text:style-name="P24">import javax.swing.event.ChangeEvent;</text:p>
      <text:p text:style-name="P19">import javax.swing.event.ChangeListener;</text:p>
      <text:p text:style-name="P19">import java.awt.*;</text:p>
      <text:p text:style-name="P19">import java.awt.event.ActionEvent;</text:p>
      <text:p text:style-name="P19">import java.util.Enumeration;</text:p>
      <text:p text:style-name="P18"/>
      <text:p text:style-name="P19">public class Tools extends JPanel {</text:p>
      <text:p text:style-name="P18"><text:s text:c="4"/><text:span text:style-name="T2">public Tools(final Graphic graph) {</text:span></text:p>
      <text:p text:style-name="P18"><text:s text:c="8"/><text:span text:style-name="T2">this.setLayout(new GridLayout(1, 10));</text:span></text:p>
      <text:p text:style-name="P18"><text:s text:c="8"/><text:span text:style-name="T2">this.add(new JLabel("R:"));</text:span></text:p>
      <text:p text:style-name="P18"><text:s text:c="8"/><text:span text:style-name="T2">final JSpinner rSpinner = new JSpinner(new SpinnerNumberModel(1,1, 20, 1));</text:span></text:p>
      <text:p text:style-name="P18"><text:s text:c="8"/><text:span text:style-name="T2">rSpinner.addChangeListener(new ChangeListener() {</text:span></text:p>
      <text:p text:style-name="P18"><text:s text:c="12"/><text:span text:style-name="T2">@Override</text:span></text:p>
      <text:p text:style-name="P18"><text:s text:c="12"/><text:span text:style-name="T2">public void stateChanged(ChangeEvent changeEvent) {</text:span></text:p>
      <text:p text:style-name="P18"><text:s text:c="12"/><text:span text:style-name="T2">graph.setRadius(new Double((int)rSpinner.getValue()));</text:span></text:p>
      <text:p text:style-name="P18"><text:s text:c="12"/><text:span text:style-name="T2">}</text:span></text:p>
      <text:p text:style-name="P18"><text:s text:c="8"/><text:span text:style-name="T2">});</text:span></text:p>
      <text:p text:style-name="P18"><text:s text:c="8"/><text:span text:style-name="T2">this.add(rSpinner);</text:span></text:p>
      <text:p text:style-name="P18"><text:s text:c="8"/><text:span text:style-name="T2">this.add((new JLabel("</text:span><text:span text:style-name="T5">Выберете</text:span><text:span text:style-name="T2"> Y:")));</text:span></text:p>
      <text:p text:style-name="P18"><text:s text:c="8"/><text:span text:style-name="T2">final JCheckBox checkBox1 = new JCheckBox("10");</text:span></text:p>
      <text:p text:style-name="P18"><text:s text:c="8"/><text:span text:style-name="T2">checkBox1.setSelected(true);</text:span></text:p>
      <text:p text:style-name="P18"><text:s text:c="8"/><text:span text:style-name="T2">final JCheckBox checkBox2 =new JCheckBox("3.2");</text:span></text:p>
      <text:p text:style-name="P18"><text:s text:c="8"/><text:span text:style-name="T2">final JCheckBox checkBox3 =new JCheckBox("1");</text:span></text:p>
      <text:p text:style-name="P18"><text:s text:c="8"/><text:span text:style-name="T2">JPanel container = new JPanel(new GridLayout(1,3));</text:span></text:p>
      <text:p text:style-name="P18"><text:s text:c="8"/><text:span text:style-name="T2">this.add(container);</text:span></text:p>
      <text:p text:style-name="P18"><text:s text:c="8"/><text:span text:style-name="T2">container.add(checkBox1);</text:span></text:p>
      <text:p text:style-name="P18"><text:s text:c="8"/><text:span text:style-name="T2">container.add(checkBox2);</text:span></text:p>
      <text:p text:style-name="P18"><text:s text:c="8"/><text:span text:style-name="T2">container.add(checkBox3);</text:span></text:p>
      <text:p text:style-name="P18"><text:s text:c="8"/><text:span text:style-name="T2">final ButtonGroup checkBtns = new ButtonGroup();</text:span></text:p>
      <text:p text:style-name="P18"><text:soft-page-break/><text:s text:c="8"/><text:span text:style-name="T2">checkBtns.add(checkBox1 );</text:span></text:p>
      <text:p text:style-name="P18"><text:s text:c="8"/><text:span text:style-name="T2">checkBtns.add(checkBox2 );</text:span></text:p>
      <text:p text:style-name="P18"><text:s text:c="8"/><text:span text:style-name="T2">checkBtns.add(checkBox3 );</text:span></text:p>
      <text:p text:style-name="P18"><text:s text:c="8"/><text:span text:style-name="T2">this.add(new JLabel("</text:span><text:span text:style-name="T5">Выберете</text:span><text:span text:style-name="T2"> X:"));</text:span></text:p>
      <text:p text:style-name="P18"><text:s text:c="8"/><text:span text:style-name="T2">final JComboBox&lt;Double&gt; xComboBox = new JComboBox&lt;Double&gt;();</text:span></text:p>
      <text:p text:style-name="P18"><text:s text:c="8"/><text:span text:style-name="T2">xComboBox.addItem(new Double(10));</text:span></text:p>
      <text:p text:style-name="P18"><text:s text:c="8"/><text:span text:style-name="T2">xComboBox.addItem(new Double(3.2));</text:span></text:p>
      <text:p text:style-name="P18"><text:s text:c="8"/><text:span text:style-name="T2">xComboBox.addItem(new Double(1));</text:span></text:p>
      <text:p text:style-name="P18"><text:s text:c="8"/><text:span text:style-name="T2">this.add(xComboBox);</text:span></text:p>
      <text:p text:style-name="P18"><text:s text:c="8"/><text:span text:style-name="T2">JButton addPointBtn = new JButton("</text:span><text:span text:style-name="T5">Добавить точку</text:span><text:span text:style-name="T2">");</text:span></text:p>
      <text:p text:style-name="P18"><text:s text:c="8"/><text:span text:style-name="T2">addPointBtn.addActionListener(new AbstractAction() {</text:span></text:p>
      <text:p text:style-name="P18"><text:s text:c="12"/><text:span text:style-name="T2">public void actionPerformed(ActionEvent e) {</text:span></text:p>
      <text:p text:style-name="P18"><text:s text:c="16"/><text:span text:style-name="T2">Double x = xComboBox.getItemAt(xComboBox.getSelectedIndex());</text:span></text:p>
      <text:p text:style-name="P18"><text:s text:c="16"/><text:span text:style-name="T2">double y=0;</text:span></text:p>
      <text:p text:style-name="P18"><text:s text:c="16"/><text:span text:style-name="T2">for (Enumeration&lt;AbstractButton&gt; buttons = checkBtns.getElements(); buttons.hasMoreElements();) {</text:span></text:p>
      <text:p text:style-name="P18"><text:s text:c="20"/><text:span text:style-name="T2">AbstractButton button = buttons.nextElement();</text:span></text:p>
      <text:p text:style-name="P18"><text:s text:c="20"/><text:span text:style-name="T2">if (button.isSelected()) {</text:span></text:p>
      <text:p text:style-name="P18"><text:s text:c="24"/><text:span text:style-name="T2">y = Double.</text:span><text:span text:style-name="T3">parseDouble</text:span><text:span text:style-name="T2">(button.getText());</text:span></text:p>
      <text:p text:style-name="P18"><text:s text:c="20"/><text:span text:style-name="T2">}</text:span></text:p>
      <text:p text:style-name="P18"><text:s text:c="16"/><text:span text:style-name="T2">}</text:span></text:p>
      <text:p text:style-name="P18"><text:s text:c="16"/><text:span text:style-name="T2">graph.addPoint(x, y);</text:span></text:p>
      <text:p text:style-name="P18"><text:s text:c="12"/><text:span text:style-name="T2">}</text:span></text:p>
      <text:p text:style-name="P18"><text:s text:c="8"/><text:span text:style-name="T2">});</text:span></text:p>
      <text:p text:style-name="P18"><text:s text:c="8"/><text:span text:style-name="T2">this.add(addPointBtn);</text:span></text:p>
      <text:p text:style-name="P18"><text:s text:c="4"/><text:span text:style-name="T2">}</text:span></text:p>
      <text:p text:style-name="P14">}</text:p>
      <text:p text:style-name="P16">Класс, отвечающий за графику</text:p>
      <text:p text:style-name="P15">import javax.swing.*;</text:p>
      <text:p text:style-name="P19">import java.awt.*;</text:p>
      <text:p text:style-name="P19">import java.awt.event.*;</text:p>
      <text:p text:style-name="P19">import java.awt.font.FontRenderContext;</text:p>
      <text:p text:style-name="P19">import java.util.*;</text:p>
      <text:p text:style-name="P19">import static java.lang.Thread.*;</text:p>
      <text:p text:style-name="P22">/**</text:p>
      <text:p text:style-name="P18"><text:s/><text:span text:style-name="T3">* Created by panikun on 29.10.15.</text:span></text:p>
      <text:p text:style-name="P18"><text:s/><text:span text:style-name="T3">*/</text:span></text:p>
      <text:p text:style-name="P19">public class Graphic extends JPanel{</text:p>
      <text:p text:style-name="P18"><text:s text:c="4"/><text:span text:style-name="T2">private Set&lt;Ponto&gt; points = new HashSet&lt;Ponto&gt;();</text:span></text:p>
      <text:p text:style-name="P18"><text:s text:c="4"/><text:span text:style-name="T2">private Kontur kontur;</text:span></text:p>
      <text:p text:style-name="P18"><text:s text:c="4"/><text:span text:style-name="T2">private int xCenter;</text:span></text:p>
      <text:p text:style-name="P18"><text:s text:c="4"/><text:span text:style-name="T2">private int yCenter;</text:span></text:p>
      <text:p text:style-name="P18"><text:s text:c="4"/><text:span text:style-name="T2">private int x;</text:span></text:p>
      <text:p text:style-name="P18"><text:s text:c="4"/><text:span text:style-name="T2">private int y;</text:span></text:p>
      <text:p text:style-name="P18"><text:s text:c="4"/><text:span text:style-name="T2">private int height;</text:span></text:p>
      <text:p text:style-name="P18"><text:s text:c="4"/><text:span text:style-name="T2">private int width;</text:span></text:p>
      <text:p text:style-name="P18"><text:s text:c="4"/><text:span text:style-name="T2">private int scale;</text:span></text:p>
      <text:p text:style-name="P18"><text:s text:c="4"/><text:span text:style-name="T2">int ris = 0;</text:span></text:p>
      <text:p text:style-name="P18"><text:s text:c="4"/><text:span text:style-name="T2">public Graphic() {</text:span></text:p>
      <text:p text:style-name="P18"><text:s text:c="8"/><text:span text:style-name="T2">this.setDoubleBuffered(true);</text:span></text:p>
      <text:p text:style-name="P18"><text:s text:c="8"/><text:span text:style-name="T2">this.setLayout(null);</text:span></text:p>
      <text:p text:style-name="P18"><text:s text:c="8"/><text:span text:style-name="T2">this.setBackground(Task3.</text:span><text:span text:style-name="T3">BACKGROUND_COLOR</text:span><text:span text:style-name="T2">);</text:span></text:p>
      <text:p text:style-name="P18"><text:s text:c="8"/><text:span text:style-name="T2">this.addMouseListener(new MouseAdapter() {</text:span></text:p>
      <text:p text:style-name="P18"><text:s text:c="12"/><text:span text:style-name="T2">@Override</text:span></text:p>
      <text:p text:style-name="P18"><text:s text:c="12"/><text:span text:style-name="T2">public void mouseClicked(MouseEvent e) {</text:span></text:p>
      <text:p text:style-name="P18"><text:s text:c="16"/><text:span text:style-name="T2">addPoint(e.getX(), e.getY());</text:span></text:p>
      <text:p text:style-name="P18"><text:soft-page-break/><text:s text:c="12"/><text:span text:style-name="T2">}</text:span></text:p>
      <text:p text:style-name="P18"><text:s text:c="8"/><text:span text:style-name="T2">});</text:span></text:p>
      <text:p text:style-name="P18"><text:s text:c="8"/><text:span text:style-name="T2">kontur = new Kontur(1);</text:span></text:p>
      <text:p text:style-name="P18"><text:s text:c="8"/><text:span text:style-name="T2">repaint();</text:span></text:p>
      <text:p text:style-name="P18"><text:s text:c="8"/><text:span text:style-name="T2">this.addComponentListener(new ComponentAdapter() {</text:span></text:p>
      <text:p text:style-name="P18"><text:s text:c="12"/><text:span text:style-name="T2">@Override</text:span></text:p>
      <text:p text:style-name="P18"><text:s text:c="12"/><text:span text:style-name="T2">public void componentResized(ComponentEvent e) {</text:span></text:p>
      <text:p text:style-name="P18"><text:s text:c="16"/><text:span text:style-name="T2">repaint();</text:span></text:p>
      <text:p text:style-name="P18"><text:s text:c="12"/><text:span text:style-name="T2">}</text:span></text:p>
      <text:p text:style-name="P18"><text:s text:c="8"/><text:span text:style-name="T2">});</text:span></text:p>
      <text:p text:style-name="P18"><text:s text:c="4"/><text:span text:style-name="T2">}</text:span></text:p>
      <text:p text:style-name="P18"><text:s text:c="4"/><text:span text:style-name="T2">public void addPoint(int x, int y){</text:span></text:p>
      <text:p text:style-name="P18"><text:s text:c="8"/><text:span text:style-name="T2">double Xc =(double)(x-xCenter)*this.kontur.R/(scale*20);</text:span></text:p>
      <text:p text:style-name="P18"><text:s text:c="8"/><text:span text:style-name="T2">double Yc = (double)(yCenter-y)*this.kontur.R/(scale*20);</text:span></text:p>
      <text:p text:style-name="P18"><text:s text:c="8"/><text:span text:style-name="T2">JTextArea area = new JTextArea();</text:span></text:p>
      <text:p text:style-name="P18"><text:s text:c="8"/><text:span text:style-name="T2">area.setBounds(x - Task3.</text:span><text:span text:style-name="T3">POINT_RADIUS </text:span><text:span text:style-name="T2">/ 2, y - Task3.</text:span><text:span text:style-name="T3">POINT_RADIUS </text:span><text:span text:style-name="T2">/ 2, 70, 20);</text:span></text:p>
      <text:p text:style-name="P18"><text:s text:c="8"/><text:span text:style-name="T2">area.setBackground(new Color(0, 0, 0, 0));</text:span></text:p>
      <text:p text:style-name="P18"><text:s text:c="8"/><text:span text:style-name="T2">area.setFont(new Font(area.getFont().getFontName(), area.getFont().getStyle(), area.getFont().getSize() - 3));</text:span></text:p>
      <text:p text:style-name="P18"><text:s text:c="8"/><text:span text:style-name="T2">Ponto point = new Ponto(Xc,Yc,x,y,area);</text:span></text:p>
      <text:p text:style-name="P18"><text:s text:c="8"/><text:span text:style-name="T2">point.setBounds(x - Task3.</text:span><text:span text:style-name="T3">POINT_RADIUS </text:span><text:span text:style-name="T2">/ 2, y - Task3.</text:span><text:span text:style-name="T3">POINT_RADIUS </text:span><text:span text:style-name="T2">/ 2, Task3.</text:span><text:span text:style-name="T3">POINT_RADIUS</text:span><text:span text:style-name="T2">, Task3.</text:span><text:span text:style-name="T3">POINT_RADIUS</text:span><text:span text:style-name="T2">);</text:span></text:p>
      <text:p text:style-name="P18"><text:s text:c="8"/><text:span text:style-name="T2">if (!this.points.contains(point)) {</text:span></text:p>
      <text:p text:style-name="P18"><text:s text:c="12"/><text:span text:style-name="T2">this.points.add(point);</text:span></text:p>
      <text:p text:style-name="P18"><text:s text:c="12"/><text:span text:style-name="T2">this.add(point);</text:span></text:p>
      <text:p text:style-name="P18"><text:s text:c="12"/><text:span text:style-name="T2">this.add(area);</text:span></text:p>
      <text:p text:style-name="P18"><text:s text:c="8"/><text:span text:style-name="T2">}</text:span></text:p>
      <text:p text:style-name="P18"><text:s text:c="8"/><text:span text:style-name="T2">repaint();</text:span></text:p>
      <text:p text:style-name="P18"><text:s text:c="4"/><text:span text:style-name="T2">}</text:span></text:p>
      <text:p text:style-name="P18"><text:s text:c="4"/><text:span text:style-name="T2">public void addPoint(double x, double y){</text:span></text:p>
      <text:p text:style-name="P18"><text:s text:c="8"/><text:span text:style-name="T2">int Xc = xCenter+(int)((x*scale*20)/this.kontur.R);</text:span></text:p>
      <text:p text:style-name="P18"><text:s text:c="8"/><text:span text:style-name="T2">int Yc = yCenter-(int)((y*scale*20)/this.kontur.R);</text:span></text:p>
      <text:p text:style-name="P18"><text:s text:c="8"/><text:span text:style-name="T2">JTextArea area = new JTextArea();</text:span></text:p>
      <text:p text:style-name="P18"><text:s text:c="8"/><text:span text:style-name="T2">area.setBounds(Xc - Task3.</text:span><text:span text:style-name="T3">POINT_RADIUS </text:span><text:span text:style-name="T2">/ 2, Yc - Task3.</text:span><text:span text:style-name="T3">POINT_RADIUS </text:span><text:span text:style-name="T2">/ 2, 70, 20);</text:span></text:p>
      <text:p text:style-name="P18"><text:s text:c="8"/><text:span text:style-name="T2">area.setBackground(new Color(0,0,0,0));</text:span></text:p>
      <text:p text:style-name="P18"><text:s text:c="8"/><text:span text:style-name="T2">area.setFont(new Font(area.getFont().getFontName(), area.getFont().getStyle(),area.getFont().getSize()-3));</text:span></text:p>
      <text:p text:style-name="P18"><text:s text:c="8"/><text:span text:style-name="T2">Ponto point = new Ponto(x,y,Xc,Yc,area);</text:span></text:p>
      <text:p text:style-name="P18"><text:s text:c="8"/><text:span text:style-name="T2">point.setBounds(Xc-Task3.</text:span><text:span text:style-name="T3">POINT_RADIUS</text:span><text:span text:style-name="T2">/2,Yc-Task3.</text:span><text:span text:style-name="T3">POINT_RADIUS</text:span><text:span text:style-name="T2">/2,Task3.</text:span><text:span text:style-name="T3">POINT_RADIUS</text:span><text:span text:style-name="T2">,Task3.</text:span><text:span text:style-name="T3">POINT_RADIUS</text:span><text:span text:style-name="T2">);</text:span></text:p>
      <text:p text:style-name="P18"><text:s text:c="8"/><text:span text:style-name="T2">if (!this.points.contains(point)) {</text:span></text:p>
      <text:p text:style-name="P18"><text:s text:c="12"/><text:span text:style-name="T2">this.points.add(point);</text:span></text:p>
      <text:p text:style-name="P18"><text:s text:c="12"/><text:span text:style-name="T2">this.add(point);</text:span></text:p>
      <text:p text:style-name="P18"><text:s text:c="12"/><text:span text:style-name="T2">this.add(area);</text:span></text:p>
      <text:p text:style-name="P18"><text:s text:c="8"/><text:span text:style-name="T2">}</text:span></text:p>
      <text:p text:style-name="P18"><text:s text:c="8"/><text:span text:style-name="T2">repaint();</text:span></text:p>
      <text:p text:style-name="P18"><text:s text:c="4"/><text:span text:style-name="T2">}</text:span></text:p>
      <text:p text:style-name="P18"><text:s text:c="4"/><text:span text:style-name="T2">public void setRadius(double R){</text:span></text:p>
      <text:p text:style-name="P18"><text:s text:c="8"/><text:span text:style-name="T2">this.kontur.setRadius(R);</text:span></text:p>
      <text:p text:style-name="P18"><text:s text:c="8"/><text:span text:style-name="T2">for(Ponto point:points){</text:span></text:p>
      <text:p text:style-name="P18"><text:s text:c="12"/><text:span text:style-name="T2">point.recalculation(this.kontur.R,this.scale,this.xCenter,this.yCenter);</text:span></text:p>
      <text:p text:style-name="P18"><text:s text:c="8"/><text:span text:style-name="T2">}</text:span></text:p>
      <text:p text:style-name="P18"><text:s text:c="8"/><text:span text:style-name="T2">repaint();</text:span></text:p>
      <text:p text:style-name="P18"><text:s text:c="4"/><text:span text:style-name="T2">}</text:span></text:p>
      <text:p text:style-name="P18"><text:s text:c="4"/><text:span text:style-name="T2">@Override</text:span></text:p>
      <text:p text:style-name="P18"><text:s text:c="4"/><text:span text:style-name="T2">protected void paintComponent(Graphics g){</text:span></text:p>
      <text:p text:style-name="P18"><text:s text:c="8"/><text:span text:style-name="T2">this.x = this.getX();</text:span></text:p>
      <text:p text:style-name="P18"><text:s text:c="8"/><text:span text:style-name="T2">this.y = this.getY();</text:span></text:p>
      <text:p text:style-name="P18"><text:s text:c="8"/><text:span text:style-name="T2">this.width = this.getWidth();</text:span></text:p>
      <text:p text:style-name="P18"><text:soft-page-break/><text:s text:c="8"/><text:span text:style-name="T2">this.height = this.getHeight();</text:span></text:p>
      <text:p text:style-name="P18"><text:s text:c="8"/><text:span text:style-name="T2">scale = ((xCenter&gt;yCenter)?yCenter/20:xCenter/20);</text:span></text:p>
      <text:p text:style-name="P18"><text:s text:c="8"/><text:span text:style-name="T2">this.xCenter = x+width/2;</text:span></text:p>
      <text:p text:style-name="P18"><text:s text:c="8"/><text:span text:style-name="T2">this.yCenter = y+height/2;</text:span></text:p>
      <text:p text:style-name="P18"><text:s text:c="8"/><text:span text:style-name="T2">super.paintComponent(g);</text:span></text:p>
      <text:p text:style-name="P18"><text:s text:c="8"/><text:span text:style-name="T2">drawKontur(g);</text:span></text:p>
      <text:p text:style-name="P18"><text:s text:c="8"/><text:span text:style-name="T2">drawPoints();</text:span></text:p>
      <text:p text:style-name="P18"><text:s text:c="8"/><text:span text:style-name="T2">drawAxises(g);</text:span></text:p>
      <text:p text:style-name="P18"><text:s text:c="4"/><text:span text:style-name="T2">}</text:span></text:p>
      <text:p text:style-name="P18"><text:s text:c="4"/><text:span text:style-name="T2">void drawAxises(Graphics g){</text:span></text:p>
      <text:p text:style-name="P18"><text:s text:c="8"/><text:span text:style-name="T2">g.setColor(Task3.</text:span><text:span text:style-name="T3">AXIS_COLOR</text:span><text:span text:style-name="T2">);</text:span></text:p>
      <text:p text:style-name="P18"><text:s text:c="8"/><text:span text:style-name="T2">g.drawLine(x, yCenter, x+width,yCenter);</text:span></text:p>
      <text:p text:style-name="P18"><text:s text:c="8"/><text:span text:style-name="T2">g.drawLine(xCenter,y,xCenter,y+height);</text:span></text:p>
      <text:p text:style-name="P18"><text:s text:c="4"/><text:span text:style-name="T2">}</text:span></text:p>
      <text:p text:style-name="P18"><text:s text:c="4"/><text:span text:style-name="T2">void drawKontur(Graphics g){</text:span></text:p>
      <text:p text:style-name="P18"><text:s text:c="8"/><text:span text:style-name="T2">g.setColor(Task3.</text:span><text:span text:style-name="T3">KONTUR_COLOR</text:span><text:span text:style-name="T2">);</text:span></text:p>
      <text:p text:style-name="P18"><text:s text:c="8"/><text:span text:style-name="T2">Polygon pol = new Polygon();</text:span></text:p>
      <text:p text:style-name="P18"><text:s text:c="8"/><text:span text:style-name="T2">pol.addPoint(xCenter-(20*scale)/2, yCenter);</text:span></text:p>
      <text:p text:style-name="P18"><text:s text:c="8"/><text:span text:style-name="T2">pol.addPoint(xCenter,yCenter);</text:span></text:p>
      <text:p text:style-name="P18"><text:s text:c="8"/><text:span text:style-name="T2">pol.addPoint(xCenter,yCenter - 20*scale);</text:span></text:p>
      <text:p text:style-name="P18"><text:s text:c="8"/><text:span text:style-name="T2">pol.addPoint(xCenter + 20*scale, yCenter);</text:span></text:p>
      <text:p text:style-name="P18"><text:s text:c="8"/><text:span text:style-name="T2">pol.addPoint(xCenter,yCenter);</text:span></text:p>
      <text:p text:style-name="P18"><text:s text:c="8"/><text:span text:style-name="T2">pol.addPoint(xCenter,yCenter + 20*scale);</text:span></text:p>
      <text:p text:style-name="P18"><text:s text:c="8"/><text:span text:style-name="T2">pol.addPoint(xCenter-(20/2)*scale, yCenter+20*scale);</text:span></text:p>
      <text:p text:style-name="P18"><text:s text:c="8"/><text:span text:style-name="T2">g.fillPolygon(pol);</text:span></text:p>
      <text:p text:style-name="P18"><text:s text:c="8"/><text:span text:style-name="T2">g.fillArc(xCenter-20*scale,yCenter-20*scale, 20*2*scale,20*2*scale, 270, 90);</text:span></text:p>
      <text:p text:style-name="P18"><text:s text:c="4"/><text:span text:style-name="T2">}</text:span></text:p>
      <text:p text:style-name="P18"><text:s text:c="4"/><text:span text:style-name="T2">void drawPoints() {</text:span></text:p>
      <text:p text:style-name="P18"><text:s text:c="8"/><text:span text:style-name="T2">for (Ponto point : points) {</text:span></text:p>
      <text:p text:style-name="P18"><text:s text:c="12"/><text:span text:style-name="T2">if (kontur.isInKontur(point)) {</text:span></text:p>
      <text:p text:style-name="P18"><text:s text:c="16"/><text:span text:style-name="T2">if (point.animation!=null){point.animation.interrupt();}</text:span></text:p>
      <text:p text:style-name="P18"><text:s text:c="16"/><text:span text:style-name="T2">point.setVisible(true);</text:span></text:p>
      <text:p text:style-name="P18"><text:s text:c="16"/><text:span text:style-name="T2">point.setBlueColor();</text:span></text:p>
      <text:p text:style-name="P18"><text:s text:c="16"/><text:span text:style-name="T2">point.isInKontur = true;</text:span></text:p>
      <text:p text:style-name="P18"><text:s text:c="16"/><text:span text:style-name="T2">point.repaint();</text:span></text:p>
      <text:p text:style-name="P18"><text:s text:c="12"/><text:span text:style-name="T2">} else {</text:span></text:p>
      <text:p text:style-name="P18"><text:s text:c="16"/><text:span text:style-name="T2">if (point.isInKontur) {</text:span></text:p>
      <text:p text:style-name="P18"><text:s text:c="20"/><text:span text:style-name="T2">point.isInKontur = false;</text:span></text:p>
      <text:p text:style-name="P18"><text:s text:c="20"/><text:span text:style-name="T2">point.setRedColor();</text:span></text:p>
      <text:p text:style-name="P18"><text:s text:c="20"/><text:span text:style-name="T2">point.animation = new Thread(new Animation(point, this.kontur.R,this.scale));</text:span></text:p>
      <text:p text:style-name="P18"><text:s text:c="20"/><text:span text:style-name="T2">point.animation.start();</text:span></text:p>
      <text:p text:style-name="P18"><text:s text:c="16"/><text:span text:style-name="T2">} else {</text:span></text:p>
      <text:p text:style-name="P18"><text:s text:c="20"/><text:span text:style-name="T2">point.setRedColor();</text:span></text:p>
      <text:p text:style-name="P18"><text:s text:c="20"/><text:span text:style-name="T2">point.repaint();</text:span></text:p>
      <text:p text:style-name="P18"><text:s text:c="16"/><text:span text:style-name="T2">}</text:span></text:p>
      <text:p text:style-name="P18"><text:s text:c="12"/><text:span text:style-name="T2">}</text:span></text:p>
      <text:p text:style-name="P18"><text:s text:c="8"/><text:span text:style-name="T2">}</text:span></text:p>
      <text:p text:style-name="P18"><text:s text:c="4"/><text:span text:style-name="T2">}</text:span></text:p>
      <text:p text:style-name="P18"><text:s text:c="4"/><text:span text:style-name="T2">class Animation implements Runnable{</text:span></text:p>
      <text:p text:style-name="P18"><text:s text:c="8"/><text:span text:style-name="T2">Ponto point;</text:span></text:p>
      <text:p text:style-name="P18"><text:s text:c="8"/><text:span text:style-name="T2">double R;</text:span></text:p>
      <text:p text:style-name="P18"><text:s text:c="8"/><text:span text:style-name="T2">int scale;</text:span></text:p>
      <text:p text:style-name="P18"><text:s text:c="8"/><text:span text:style-name="T2">public Animation(Ponto point,double radius,int scale){</text:span></text:p>
      <text:p text:style-name="P18"><text:s text:c="12"/><text:span text:style-name="T2">this.point=point;</text:span></text:p>
      <text:p text:style-name="P18"><text:s text:c="12"/><text:span text:style-name="T2">this.R=radius;</text:span></text:p>
      <text:p text:style-name="P18"><text:s text:c="12"/><text:span text:style-name="T2">this.scale=scale;</text:span></text:p>
      <text:p text:style-name="P18"><text:s text:c="8"/><text:span text:style-name="T2">}</text:span></text:p>
      <text:p text:style-name="P18"><text:s text:c="8"/><text:span text:style-name="T2">@Override</text:span></text:p>
      <text:p text:style-name="P18"><text:soft-page-break/><text:s text:c="8"/><text:span text:style-name="T2">public void run() {</text:span></text:p>
      <text:p text:style-name="P18"><text:s text:c="12"/><text:span text:style-name="T2">while(!Thread.</text:span><text:span text:style-name="T3">interrupted</text:span><text:span text:style-name="T2">()) {</text:span></text:p>
      <text:p text:style-name="P18"><text:s text:c="16"/><text:span text:style-name="T2">resize(10);</text:span></text:p>
      <text:p text:style-name="P18"><text:s text:c="16"/><text:span text:style-name="T2">try {</text:span></text:p>
      <text:p text:style-name="P18"><text:s text:c="20"/><text:span text:style-name="T3">sleep</text:span><text:span text:style-name="T2">(200);</text:span></text:p>
      <text:p text:style-name="P18"><text:s text:c="16"/><text:span text:style-name="T2">} catch (InterruptedException e) {</text:span></text:p>
      <text:p text:style-name="P18"><text:s text:c="20"/><text:span text:style-name="T2">point.setRadius(Task3.</text:span><text:span text:style-name="T3">POINT_RADIUS</text:span><text:span text:style-name="T2">);</text:span></text:p>
      <text:p text:style-name="P18"><text:s text:c="20"/><text:span text:style-name="T2">point.repaint();</text:span></text:p>
      <text:p text:style-name="P18"><text:s text:c="20"/><text:span text:style-name="T2">return;</text:span></text:p>
      <text:p text:style-name="P18"><text:s text:c="16"/><text:span text:style-name="T2">}</text:span></text:p>
      <text:p text:style-name="P18"><text:s text:c="16"/><text:span text:style-name="T2">resize(15);</text:span></text:p>
      <text:p text:style-name="P18"><text:s text:c="16"/><text:span text:style-name="T2">try {</text:span></text:p>
      <text:p text:style-name="P18"><text:s text:c="20"/><text:span text:style-name="T3">sleep</text:span><text:span text:style-name="T2">(200);</text:span></text:p>
      <text:p text:style-name="P18"><text:s text:c="16"/><text:span text:style-name="T2">} catch (InterruptedException e) {</text:span></text:p>
      <text:p text:style-name="P18"><text:s text:c="20"/><text:span text:style-name="T2">point.setRadius(Task3.</text:span><text:span text:style-name="T3">POINT_RADIUS</text:span><text:span text:style-name="T2">);</text:span></text:p>
      <text:p text:style-name="P18"><text:s text:c="20"/><text:span text:style-name="T2">point.repaint();</text:span></text:p>
      <text:p text:style-name="P18"><text:s text:c="20"/><text:span text:style-name="T2">return;</text:span></text:p>
      <text:p text:style-name="P18"><text:s text:c="16"/><text:span text:style-name="T2">}</text:span></text:p>
      <text:p text:style-name="P18"><text:s text:c="16"/><text:span text:style-name="T2">resize(20);</text:span></text:p>
      <text:p text:style-name="P18"><text:s text:c="16"/><text:span text:style-name="T2">try {</text:span></text:p>
      <text:p text:style-name="P18"><text:s text:c="20"/><text:span text:style-name="T3">sleep</text:span><text:span text:style-name="T2">(200);</text:span></text:p>
      <text:p text:style-name="P18"><text:s text:c="16"/><text:span text:style-name="T2">} catch (InterruptedException e) {</text:span></text:p>
      <text:p text:style-name="P18"><text:s text:c="20"/><text:span text:style-name="T2">point.setRadius(Task3.</text:span><text:span text:style-name="T3">POINT_RADIUS</text:span><text:span text:style-name="T2">);</text:span></text:p>
      <text:p text:style-name="P18"><text:s text:c="20"/><text:span text:style-name="T2">point.repaint();</text:span></text:p>
      <text:p text:style-name="P18"><text:s text:c="20"/><text:span text:style-name="T2">return;</text:span></text:p>
      <text:p text:style-name="P18"><text:s text:c="16"/><text:span text:style-name="T2">}</text:span></text:p>
      <text:p text:style-name="P18"><text:s text:c="12"/><text:span text:style-name="T2">}</text:span></text:p>
      <text:p text:style-name="P18"><text:s text:c="12"/><text:span text:style-name="T2">point.setRadius(Task3.</text:span><text:span text:style-name="T3">POINT_RADIUS</text:span><text:span text:style-name="T2">);</text:span></text:p>
      <text:p text:style-name="P18"><text:s text:c="12"/><text:span text:style-name="T2">point.repaint();</text:span></text:p>
      <text:p text:style-name="P18"><text:s text:c="8"/><text:span text:style-name="T2">}</text:span></text:p>
      <text:p text:style-name="P18"><text:s text:c="8"/><text:span text:style-name="T2">void resize(double div){</text:span></text:p>
      <text:p text:style-name="P18"><text:s text:c="12"/><text:span text:style-name="T2">this.point.setRadius((int) (R / div * scale));</text:span></text:p>
      <text:p text:style-name="P18"><text:s text:c="12"/><text:span text:style-name="T2">point.repaint();</text:span></text:p>
      <text:p text:style-name="P18"><text:s text:c="8"/><text:span text:style-name="T2">}</text:span></text:p>
      <text:p text:style-name="P18"><text:s text:c="4"/><text:span text:style-name="T2">}</text:span></text:p>
      <text:p text:style-name="P14">}</text:p>
      <text:p text:style-name="P17">Вывод: <text:span text:style-name="T6">При выполнении лабораторной работы ознакомился с основой построения графических приложений с помощью пакета Swing, </text:span><text:span text:style-name="T9">реализацией многопоточности</text:span><text:span text:style-name="T7"> с помощью интерфейса Runnable.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2T19:44:27.937568234</dc:date>
    <meta:generator>LibreOffice/4.2.8.2$Linux_X86_64 LibreOffice_project/420m0$Build-2</meta:generator>
    <meta:editing-duration>PT1H1M17S</meta:editing-duration>
    <meta:editing-cycles>5</meta:editing-cycles>
    <meta:document-statistic meta:table-count="0" meta:image-count="0" meta:object-count="0" meta:page-count="9" meta:paragraph-count="404" meta:word-count="1240" meta:character-count="15012" meta:non-whitespace-character-count="10787"/>
  </office:meta>
</office:document-meta>
</file>